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---</text:p>
      <text:p text:style-name="P1"/>
      <text:p text:style-name="P1">REGIMENTO INTERNO DO GRUPO DE ESTUDOS DE FÍSICA "ORDEM DA FÍSICA"</text:p>
      <text:p text:style-name="P1"/>
      <text:p text:style-name="P1">CAPÍTULO I – DISPOSIÇÕES GERAIS</text:p>
      <text:p text:style-name="P1"/>
      <text:p text:style-name="P1">Art. 1º – O presente Regimento Interno regula o funcionamento do Grupo de Estudos de Física "Ordem da Física" da E.E.E.F.M Joaquim de Lima Avelino, destinado à preparação de alunos para o ENEM, Olimpíada Brasileira de Física das Escolas Públicas (OBFEP) e Olimpíada Brasileira de Física (OBF).</text:p>
      <text:p text:style-name="P1"/>
      <text:p text:style-name="P1">Art. 2º – O grupo tem caráter educacional, colaborativo e científico, promovendo o interesse pela física, desenvolvimento acadêmico e fortalecimento do raciocínio lógico dos participantes.</text:p>
      <text:p text:style-name="P1"/>
      <text:p text:style-name="P1">Art. 3º – O grupo é aberto a todos os alunos da escola, independentemente do nível de conhecimento prévio, desde que atendam às diretrizes deste regimento.</text:p>
      <text:p text:style-name="P1"/>
      <text:p text:style-name="P1"/>
      <text:p text:style-name="P1">---</text:p>
      <text:p text:style-name="P1"/>
      <text:p text:style-name="P1">CAPÍTULO II – OBJETIVOS</text:p>
      <text:p text:style-name="P1"/>
      <text:p text:style-name="P1">Art. 4º – O Grupo de Estudos de Física "Ordem da Física" tem como objetivos principais:</text:p>
      <text:p text:style-name="P1"/>
      <text:p text:style-name="P1">I. Criar um ambiente de aprendizado coletivo, incentivando a troca de conhecimento entre os participantes;</text:p>
      <text:p text:style-name="P1">II. Preparar os alunos para o ENEM e competições acadêmicas de física;</text:p>
      <text:p text:style-name="P1">III. Estimular o interesse pela física e suas aplicações práticas;</text:p>
      <text:p text:style-name="P1">IV. Desenvolver materiais didáticos e promover discussões sobre temas científicos;</text:p>
      <text:p text:style-name="P1">V. Utilizar metodologias ativas, como experimentos práticos, desafios e competições;</text:p>
      <text:p text:style-name="P1">VI. Desenvolver habilidades analíticas, críticas e de resolução de problemas;</text:p>
      <text:p text:style-name="P1">VII. Criar e manter um site para divulgação do projeto e inscrições de novos participantes.</text:p>
      <text:p text:style-name="P1"/>
      <text:p text:style-name="P1"/>
      <text:p text:style-name="P1">---</text:p>
      <text:p text:style-name="P1"/>
      <text:p text:style-name="P1">CAPÍTULO III – ORGANIZAÇÃO E FUNCIONAMENTO</text:p>
      <text:p text:style-name="P1"><text:soft-page-break/></text:p>
      <text:p text:style-name="P1">Art. 5º – O grupo será composto por alunos interessados e contará com o apoio de um professor orientador.</text:p>
      <text:p text:style-name="P1"/>
      <text:p text:style-name="P1">Art. 6º – As reuniões ocorrerão regularmente, conforme cronograma definido pelo grupo, utilizando os seguintes espaços da escola:</text:p>
      <text:p text:style-name="P1"/>
      <text:p text:style-name="P1">I. Laboratório de informática – para simulados e pesquisas;</text:p>
      <text:p text:style-name="P1">II. Multi-meios – para videoaulas e discussões teóricas;</text:p>
      <text:p text:style-name="P1">III. Biblioteca – para estudos individuais e em grupo;</text:p>
      <text:p text:style-name="P1">IV. Laboratório de ciências – para experimentos práticos.</text:p>
      <text:p text:style-name="P1"/>
      <text:p text:style-name="P1">Art. 7º – As atividades do grupo incluem:</text:p>
      <text:p text:style-name="P1"/>
      <text:p text:style-name="P1">I. Aulas teóricas e práticas;</text:p>
      <text:p text:style-name="P1">II. Resolução de questões e simulados de edições anteriores do ENEM, OBFEP e OBF;</text:p>
      <text:p text:style-name="P1">III. Discussões sobre estratégias de resolução de provas;</text:p>
      <text:p text:style-name="P1">IV. Produção de materiais didáticos, como mapas mentais, apostilas e videoaulas;</text:p>
      <text:p text:style-name="P1">V. Planejamento e execução de experimentos físicos;</text:p>
      <text:p text:style-name="P1">VI. Organização de competições internas e premiação para incentivo ao aprendizado.</text:p>
      <text:p text:style-name="P1"/>
      <text:p text:style-name="P1">Art. 8º – Será criado um grupo de comunicação via WhatsApp, Telegram ou Discord para facilitar a troca de informações e a organização das atividades.</text:p>
      <text:p text:style-name="P1"/>
      <text:p text:style-name="P1"/>
      <text:p text:style-name="P1">---</text:p>
      <text:p text:style-name="P1"/>
      <text:p text:style-name="P1">CAPÍTULO IV – PARTICIPAÇÃO E RESPONSABILIDADES</text:p>
      <text:p text:style-name="P1"/>
      <text:p text:style-name="P1">Art. 9º – Poderão participar do grupo alunos regularmente matriculados na E.E.E.F.M Joaquim de Lima Avelino que demonstrem interesse e compromisso com os estudos de física.</text:p>
      <text:p text:style-name="P1"/>
      <text:p text:style-name="P1">Art. 10º – São deveres dos membros do grupo:</text:p>
      <text:p text:style-name="P1"/>
      <text:p text:style-name="P1">I. Comparecer às reuniões e atividades programadas;</text:p>
      <text:p text:style-name="P1">II. Participar ativamente das discussões e exercícios propostos;</text:p>
      <text:p text:style-name="P1">III. Respeitar os colegas e o professor orientador;</text:p>
      <text:p text:style-name="P1">IV. Cumprir as normas deste regimento e contribuir para o bom funcionamento do grupo.</text:p>
      <text:p text:style-name="P1"/>
      <text:p text:style-name="P1"><text:soft-page-break/>Art. 11º – O descumprimento dos deveres poderá resultar em advertências e, em casos mais graves, afastamento do grupo, conforme decisão dos organizadores.</text:p>
      <text:p text:style-name="P1"/>
      <text:p text:style-name="P1"/>
      <text:p text:style-name="P1">---</text:p>
      <text:p text:style-name="P1"/>
      <text:p text:style-name="P1">CAPÍTULO V – AVALIAÇÃO E METODOLOGIA</text:p>
      <text:p text:style-name="P1"/>
      <text:p text:style-name="P1">Art. 12º – O estudo será organizado conforme o calendário das competições acadêmicas, seguindo a seguinte estrutura:</text:p>
      <text:p text:style-name="P1"/>
      <text:p text:style-name="P1">I. Revisão de conteúdos conforme as exigências do ENEM e das olimpíadas;</text:p>
      <text:p text:style-name="P1">II. Estudo prático e teórico intercalado semanalmente;</text:p>
      <text:p text:style-name="P1">III. Preparação intensiva para as fases das competições;</text:p>
      <text:p text:style-name="P1">IV. Realização de simulados e revisões constantes.</text:p>
      <text:p text:style-name="P1"/>
      <text:p text:style-name="P1"/>
      <text:p text:style-name="P1">---</text:p>
      <text:p text:style-name="P1"/>
      <text:p text:style-name="P1">CAPÍTULO VI – DISPOSIÇÕES FINAIS</text:p>
      <text:p text:style-name="P1"/>
      <text:p text:style-name="P1">Art. 13º – O presente regimento poderá ser revisado periodicamente para melhor adequação às necessidades do grupo.</text:p>
      <text:p text:style-name="P1"/>
      <text:p text:style-name="P1">Art. 14º – Casos omissos neste regimento serão resolvidos pela coordenação do grupo, em conjunto com o professor orientador.</text:p>
      <text:p text:style-name="P1"/>
      <text:p text:style-name="P1">Art. 15º – Este regimento entra em vigor na data de sua aprovação pelos membros do grupo.</text:p>
      <text:p text:style-name="P1"/>
      <text:p text:style-name="P1"/>
      <text:p text:style-name="P1">---</text:p>
      <text:p text:style-name="P1"/>
      <text:p text:style-name="P1">Ouro Preto do Oeste, 21 de fevereiro de 2025</text:p>
      <text:p text:style-name="P1"/>
      <text:p text:style-name="P1">Luiz Henrique Venancio Gomes de Andrade</text:p>
      <text:p text:style-name="P1">Representante do Grupo de Estudos de Física "Ordem da Física"</text:p>
      <text:p text:style-name="P1"/>
      <text:p text:style-name="P1"/>
      <text:p text:style-name="P1">---</text:p>
      <text:p text:style-name="P1"/>
      <text:p text:style-name="P1"><text:soft-page-break/>Esse regimento interno formaliza a estrutura e o funcionamento do grupo, garantindo organização e continuidade das atividades. Caso queira alguma modificação ou acréscimo, me avis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8T11:30:30.288000000</meta:creation-date>
    <dc:date>2025-02-28T11:31:26.475000000</dc:date>
    <meta:editing-duration>PT56S</meta:editing-duration>
    <meta:editing-cycles>1</meta:editing-cycles>
    <meta:document-statistic meta:table-count="0" meta:image-count="0" meta:object-count="0" meta:page-count="4" meta:paragraph-count="59" meta:word-count="631" meta:character-count="4249" meta:non-whitespace-character-count="3652"/>
    <meta:generator>LibreOffice/24.8.5.2$Windows_X86_64 LibreOffice_project/fddf2685c70b461e7832239a0162a77216259f22</meta:generator>
  </office:meta>
</office:document-meta>
</file>